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5.2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Website</text:p>
          </table:table-cell>
          <table:table-cell table:style-name="Default" office:value-type="string" calcext:value-type="string">
            <text:p>URL</text:p>
          </table:table-cell>
        </table:table-row>
        <table:table-row table:style-name="ro2">
          <table:table-cell office:value-type="string" calcext:value-type="string">
            <text:p>Refrigerator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in/Whirlpool-Refrigerator-205-WDE-CLS/dp/B0BSRVL2VV/ref=sr_1_1?_encoding=UTF8&amp;content-id=amzn1.sym.0fbbbf4f-28a3-416c-9a01-83f0ac37db7a&amp;pd_rd_r=610f0f01-b050-4442-98c1-e87b9b19d0ef&amp;pd_rd_w=NeZL1&amp;pd_rd_wg=H1cUo&amp;pf_rd_p=0fbbbf4f-28a3-416c-9a01-83f0ac37db7a&amp;pf_rd_r=TJ4ZZQGX2E3S7F4A7KXN&amp;qid=1700756110&amp;refinements=p_85%3A10440599031&amp;rps=1&amp;s=kitchen&amp;sr=1-1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https://www.whirlpoolindia.com/wde-184l-2-star-single-door-refrigerator-solid/p?idsku=1058&amp;utm_source=shopping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21:32:55.593976007</meta:creation-date>
    <dc:date>2023-12-02T21:35:26.496809057</dc:date>
    <meta:editing-duration>PT2M31S</meta:editing-duration>
    <meta:editing-cycles>1</meta:editing-cycles>
    <meta:document-statistic meta:table-count="1" meta:cell-count="9" meta:object-count="0"/>
    <meta:generator>LibreOffice/7.3.7.2$Linux_X86_64 LibreOffice_project/30$Build-2</meta:generator>
  </office:meta>
</office:document-meta>
</file>